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justify"/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irectiv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It is an extended HTML attributes with prefix ng-. </text:span></text:p>
              </text:list-item>
              <text:list-item>
                <text:p text:style-name="P1"><text:span text:style-name="T1">Built-in and User Defined.</text:span></text:p>
              </text:list-item>
              <text:list-item>
                <text:p text:style-name="P1"><text:span text:style-name="T1">Eg: ng-app,ng-model,ng-controller,ng-bind etc.</text:span></text:p>
              </text:list-item>
              <text:list-item>
                <text:p text:style-name="P1"><text:span text:style-name="T1"><text:s/></text:span><text:span text:style-name="T1">ng-app defines the application name.</text:span></text:p>
              </text:list-item>
              <text:list-item>
                <text:p text:style-name="P1"><text:span text:style-name="T1">Ng-model binds the HTML and the application data.</text:span></text:p>
              </text:list-item>
              <text:list-item>
                <text:p text:style-name="P1"><text:span text:style-name="T1">User defined can be created using the .directive func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ilt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3">
              <text:list-item>
                <text:p>Used to change and modifers the data.</text:p>
              </text:list-item>
              <text:list-item>
                <text:p>Uppercase,lowercase,currency,number,date,</text:p>
                <text:p>json,orderby,limitTo etc</text:p>
              </text:list-item>
              <text:list-item>
                <text:p>Eg:&lt;p&gt;The name is {{ lastName | uppercase }}&lt;/p&gt;</text:p>
              </text:list-item>
              <text:list-item>
                <text:p>For custom filters use .filter function.</text:p>
              </text:list-item>
              <text:list-item>
                <text:p>Eg:&lt;p&gt;The name is {{ lastName | myFormat }}&lt;/p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14:49:12.674000000</meta:creation-date>
    <dc:date>2018-10-22T17:43:23.459000000</dc:date>
    <meta:editing-duration>PT4M35S</meta:editing-duration>
    <meta:editing-cycles>1</meta:editing-cycles>
    <meta:document-statistic meta:object-count="29"/>
    <meta:generator>LibreOffice/5.3.3.2$Windows_X86_64 LibreOffice_project/3d9a8b4b4e538a85e0782bd6c2d430bafe583448</meta:generator>
  </office:meta>
</office:document-meta>
</file>